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17.524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19.058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.54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8.898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5.215cm"/>
    </style:style>
    <style:style style:name="gr7" style:family="graphic" style:parent-style-name="standard">
      <style:graphic-properties draw:textarea-horizontal-align="justify" draw:textarea-vertical-align="middle" draw:auto-grow-height="false" fo:min-height="1.147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12.70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24cm" svg:height="1.778cm" svg:x="1.032cm" svg:y="1.127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778cm" svg:x="1.032cm" svg:y="1.127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3cm" svg:height="1.778cm" svg:x="1.237cm" svg:y="4.556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3cm" svg:height="1.778cm" svg:x="4.514cm" svg:y="4.556cm">
          <text:p text:style-name="P1">Featur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3cm" svg:height="1.778cm" svg:x="7.731cm" svg:y="4.556cm">
          <text:p text:style-name="P1">Sponsor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3cm" svg:height="1.778cm" svg:x="10.951cm" svg:y="4.556cm">
          <text:p text:style-name="P1">Search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3cm" svg:height="1.778cm" svg:x="17.383cm" svg:y="4.556cm">
          <text:p text:style-name="P1">New Pos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43cm" svg:height="1.778cm" svg:x="14.208cm" svg:y="4.556cm">
          <text:p text:style-name="P1">Post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032cm" svg:y1="2.905cm" svg:x2="2.778cm" svg:y2="4.556cm">
          <text:p/>
        </draw:line>
        <draw:line draw:style-name="gr4" draw:text-style-name="P2" draw:layer="layout" svg:x1="5.699cm" svg:y1="3.032cm" svg:x2="5.699cm" svg:y2="4.683cm">
          <text:p/>
        </draw:line>
        <draw:line draw:style-name="gr4" draw:text-style-name="P2" draw:layer="layout" svg:x1="9.128cm" svg:y1="3.032cm" svg:x2="9.128cm" svg:y2="4.683cm">
          <text:p/>
        </draw:line>
        <draw:line draw:style-name="gr4" draw:text-style-name="P2" draw:layer="layout" svg:x1="12.303cm" svg:y1="2.905cm" svg:x2="12.303cm" svg:y2="4.556cm">
          <text:p/>
        </draw:line>
        <draw:line draw:style-name="gr4" draw:text-style-name="P2" draw:layer="layout" svg:x1="15.605cm" svg:y1="2.905cm" svg:x2="15.605cm" svg:y2="4.683cm">
          <text:p/>
        </draw:line>
        <draw:line draw:style-name="gr4" draw:text-style-name="P2" draw:layer="layout" svg:x1="18.653cm" svg:y1="3.159cm" svg:x2="19.034cm" svg:y2="4.556cm">
          <text:p/>
        </draw:line>
        <draw:custom-shape draw:style-name="gr5" draw:text-style-name="P1" draw:layer="layout" svg:width="9.398cm" svg:height="1.397cm" svg:x="1cm" svg:y="8.239cm">
          <text:p text:style-name="P1">Post list is shown with criteria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15cm" svg:height="1.397cm" svg:x="11.033cm" svg:y="8.112cm">
          <text:p text:style-name="P1">All Posts are show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016cm" svg:y1="6.461cm" svg:x2="2.27cm" svg:y2="8.239cm">
          <text:p/>
        </draw:line>
        <draw:line draw:style-name="gr4" draw:text-style-name="P2" draw:layer="layout" svg:x1="5.826cm" svg:y1="6.334cm" svg:x2="5.826cm" svg:y2="8.239cm">
          <text:p/>
        </draw:line>
        <draw:line draw:style-name="gr4" draw:text-style-name="P2" draw:layer="layout" svg:x1="9.128cm" svg:y1="6.588cm" svg:x2="8.239cm" svg:y2="8.112cm">
          <text:p/>
        </draw:line>
        <draw:line draw:style-name="gr4" draw:text-style-name="P2" draw:layer="layout" svg:x1="12.176cm" svg:y1="6.207cm" svg:x2="9.382cm" svg:y2="8.112cm">
          <text:p/>
        </draw:line>
        <draw:line draw:style-name="gr4" draw:text-style-name="P2" draw:layer="layout" svg:x1="15.605cm" svg:y1="6.334cm" svg:x2="14.589cm" svg:y2="7.985cm">
          <text:p/>
        </draw:line>
        <draw:custom-shape draw:style-name="gr7" draw:text-style-name="P1" draw:layer="layout" svg:width="3.302cm" svg:height="1.397cm" svg:x="17.002cm" svg:y="7.985cm">
          <text:p text:style-name="P1">Add Post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8.272cm" svg:y1="6.461cm" svg:x2="17.891cm" svg:y2="7.985cm">
          <text:p/>
        </draw:line>
        <draw:custom-shape draw:style-name="gr8" draw:text-style-name="P1" draw:layer="layout" svg:width="13.208cm" svg:height="1.905cm" svg:x="4.048cm" svg:y="11.287cm">
          <text:p text:style-name="P1">View The Recip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08cm" svg:y1="9.763cm" svg:x2="6.715cm" svg:y2="11.033cm">
          <text:p/>
        </draw:line>
        <draw:line draw:style-name="gr4" draw:text-style-name="P2" draw:layer="layout" svg:x1="13.827cm" svg:y1="9.89cm" svg:x2="12.684cm" svg:y2="11.287cm">
          <text:p/>
        </draw:line>
        <draw:line draw:style-name="gr4" draw:text-style-name="P2" draw:layer="layout" svg:x1="18.018cm" svg:y1="9.763cm" svg:x2="16.24cm" svg:y2="11.2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0:24:01.898439068</meta:creation-date>
    <dc:date>2017-04-17T10:29:23.407484989</dc:date>
    <meta:editing-duration>PT5M21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